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-actions-public-pr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-actions-public-pro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95">
            <text:p>5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568">
            <text:p>5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769">
            <text:p>7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5">
            <text:p>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650">
            <text:p>6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49">
            <text:p>28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9">
            <text:p>1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">
            <text:p>20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CC Harrisonburg Center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CC Augusta Center at AMC</text:p>
          </table:table-cell>
          <table:table-cell table:style-name="ce21" office:value-type="float" office:value="3678">
            <text:p>36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31">
            <text:p>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72">
            <text:p>231572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xton School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03">
            <text:p>1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28">
            <text:p>5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7">
            <text:p>4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582">
            <text:p>4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89">
            <text:p>1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403">
            <text:p>4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12">
            <text:p>48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49">
            <text:p>77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46">
            <text:p>14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9">
            <text:p>40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92">
            <text:p>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869">
            <text:p>8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5">
            <text:p>1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07">
            <text:p>8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8">
            <text:p>6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67">
            <text:p>1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1167">
            <text:p>1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3346">
            <text:p>33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7">
            <text:p>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149">
            <text:p>437149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SI TECHNOLOGY TRAINING CENTER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28">
            <text:p>72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837">
            <text:p>8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57">
            <text:p>9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954">
            <text:p>9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5">
            <text:p>2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246">
            <text:p>28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4520">
            <text:p>4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4520">
            <text:p>45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3">
            <text:p>2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39">
            <text:p>10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797">
            <text:p>57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6">
            <text:p>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292">
            <text:p>232292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icks Academy of Beauty Culture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90">
            <text:p>10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8977">
            <text:p>418977</text:p>
          </table:table-cell>
          <table:table-cell table:style-name="ce21" office:value-type="string">
            <text:p>INTERNATIONAL BEAUTY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INTERNATIONAL BEAUTY SCHOOL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5">
            <text:p>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4">
            <text:p>4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5">
            <text:p>3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3">
            <text:p>3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1132">
            <text:p>111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6203">
            <text:p>162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635">
            <text:p>6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6054">
            <text:p>60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469">
            <text:p>232469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OHNSON &amp; WALES UNIVERSITY-NORFOLK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50">
            <text:p>90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Longwood University at Martinsville</text:p>
          </table:table-cell>
          <table:table-cell table:style-name="ce21" office:value-type="float" office:value="4252">
            <text:p>42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070">
            <text:p>5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070">
            <text:p>50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09">
            <text:p>20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58">
            <text:p>1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31">
            <text:p>17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741">
            <text:p>37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055">
            <text:p>10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088">
            <text:p>1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02">
            <text:p>2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19004">
            <text:p>419004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ew Horizons Regional Education Center School of Practical Nursing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7">
            <text:p>4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846">
            <text:p>68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097">
            <text:p>380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802">
            <text:p>208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92">
            <text:p>34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636">
            <text:p>16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636">
            <text:p>16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3">
            <text:p>43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19">
            <text:p>92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7">
            <text:p>7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8">
            <text:p>11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824">
            <text:p>28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3173">
            <text:p>31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42">
            <text:p>13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80">
            <text:p>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">
            <text:p>15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99">
            <text:p>18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609">
            <text:p>6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2">
            <text:p>2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51">
            <text:p>28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53">
            <text:p>3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79">
            <text:p>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79">
            <text:p>1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894">
            <text:p>48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993">
            <text:p>3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09">
            <text:p>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852">
            <text:p>8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703">
            <text:p>17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89">
            <text:p>7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3088">
            <text:p>2308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">
            <text:p>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84">
            <text:p>3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92">
            <text:p>47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44">
            <text:p>44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University of Virginia Lynchburg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FBI Academy</text:p>
          </table:table-cell>
          <table:table-cell table:style-name="ce21" office:value-type="float" office:value="23077">
            <text:p>230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6631">
            <text:p>266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345">
            <text:p>23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24">
            <text:p>1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33">
            <text:p>13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7755">
            <text:p>27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0">
            <text:p>1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7">
            <text:p>4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33">
            <text:p>49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61">
            <text:p>19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29">
            <text:p>1429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24">
            <text:p>81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37">
            <text:p>2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50">
            <text:p>1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3">
            <text:p>2003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948">
            <text:p>29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-actions-public-pro" style:display-name="PageStyle_disciplinary-actions-public-pro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